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300f" officeooo:paragraph-rsid="0001300f"/>
    </style:style>
    <style:style style:name="P2" style:family="paragraph" style:parent-style-name="Standard">
      <style:text-properties officeooo:rsid="0004f9a3" officeooo:paragraph-rsid="0004f9a3"/>
    </style:style>
    <style:style style:name="P3" style:family="paragraph" style:parent-style-name="Standard">
      <style:text-properties officeooo:rsid="0006f3f1" officeooo:paragraph-rsid="0006f3f1"/>
    </style:style>
    <style:style style:name="P4" style:family="paragraph" style:parent-style-name="Standard">
      <style:text-properties officeooo:rsid="00072d7f" officeooo:paragraph-rsid="00072d7f"/>
    </style:style>
    <style:style style:name="P5" style:family="paragraph" style:parent-style-name="Standard">
      <style:paragraph-properties fo:text-align="center" style:justify-single-word="false"/>
      <style:text-properties officeooo:rsid="000ae7ca" officeooo:paragraph-rsid="000ae7ca"/>
    </style:style>
    <style:style style:name="P6" style:family="paragraph" style:parent-style-name="Standard">
      <style:paragraph-properties fo:text-align="center" style:justify-single-word="false"/>
      <style:text-properties officeooo:rsid="000c6249" officeooo:paragraph-rsid="000c6249"/>
    </style:style>
    <style:style style:name="P7" style:family="paragraph" style:parent-style-name="Standard">
      <style:paragraph-properties fo:text-align="center" style:justify-single-word="false"/>
      <style:text-properties officeooo:rsid="00265f3a" officeooo:paragraph-rsid="00265f3a"/>
    </style:style>
    <style:style style:name="P8" style:family="paragraph" style:parent-style-name="Standard">
      <style:text-properties officeooo:rsid="00296cd3" officeooo:paragraph-rsid="00296cd3"/>
    </style:style>
    <style:style style:name="P9" style:family="paragraph" style:parent-style-name="Standard">
      <style:text-properties officeooo:rsid="0002e58e" officeooo:paragraph-rsid="0001300f"/>
    </style:style>
    <style:style style:name="P10" style:family="paragraph" style:parent-style-name="Standard">
      <style:text-properties officeooo:rsid="002a5f88" officeooo:paragraph-rsid="002a5f88"/>
    </style:style>
    <style:style style:name="P11" style:family="paragraph" style:parent-style-name="Standard">
      <style:text-properties officeooo:rsid="00044fcb" officeooo:paragraph-rsid="00044fcb"/>
    </style:style>
    <style:style style:name="P12" style:family="paragraph" style:parent-style-name="Standard">
      <style:text-properties officeooo:rsid="003134c1" officeooo:paragraph-rsid="003134c1"/>
    </style:style>
    <style:style style:name="P13" style:family="paragraph" style:parent-style-name="Preformatted_20_Text">
      <style:text-properties officeooo:rsid="00036bef" officeooo:paragraph-rsid="00036bef"/>
    </style:style>
    <style:style style:name="P14" style:family="paragraph" style:parent-style-name="Preformatted_20_Text">
      <style:text-properties officeooo:rsid="0006f3f1"/>
    </style:style>
    <style:style style:name="P15" style:family="paragraph" style:parent-style-name="Preformatted_20_Text">
      <style:text-properties officeooo:rsid="002a43f7" officeooo:paragraph-rsid="002a43f7"/>
    </style:style>
    <style:style style:name="P16" style:family="paragraph" style:parent-style-name="Preformatted_20_Text">
      <style:text-properties officeooo:rsid="0001300f" officeooo:paragraph-rsid="00072d7f"/>
    </style:style>
    <style:style style:name="P17" style:family="paragraph" style:parent-style-name="Preformatted_20_Text">
      <style:text-properties officeooo:rsid="002ddb22" officeooo:paragraph-rsid="002ddb22"/>
    </style:style>
    <style:style style:name="P18" style:family="paragraph" style:parent-style-name="Text_20_body">
      <style:text-properties fo:font-weight="normal" officeooo:rsid="000eebac" officeooo:paragraph-rsid="000eebac" style:font-weight-asian="normal" style:font-weight-complex="normal"/>
    </style:style>
    <style:style style:name="P19" style:family="paragraph" style:parent-style-name="Text_20_body">
      <style:text-properties officeooo:rsid="0023666f" officeooo:paragraph-rsid="0023666f"/>
    </style:style>
    <style:style style:name="P20" style:family="paragraph" style:parent-style-name="Text_20_body">
      <style:text-properties officeooo:paragraph-rsid="002f8145"/>
    </style:style>
    <style:style style:name="P21" style:family="paragraph" style:parent-style-name="Text_20_body">
      <style:paragraph-properties fo:break-before="page"/>
      <style:text-properties officeooo:rsid="0001300f" officeooo:paragraph-rsid="0001300f"/>
    </style:style>
    <style:style style:name="P22" style:family="paragraph" style:parent-style-name="Heading_20_1">
      <style:text-properties officeooo:rsid="00072d7f" officeooo:paragraph-rsid="002a5f88"/>
    </style:style>
    <style:style style:name="P23" style:family="paragraph" style:parent-style-name="Heading_20_1">
      <style:text-properties officeooo:rsid="00072d7f" officeooo:paragraph-rsid="002bdd3e"/>
    </style:style>
    <style:style style:name="P24" style:family="paragraph" style:parent-style-name="Heading_20_1">
      <style:text-properties officeooo:rsid="002ddb22" officeooo:paragraph-rsid="002ddb22"/>
    </style:style>
    <style:style style:name="P25" style:family="paragraph" style:parent-style-name="Heading_20_1">
      <style:text-properties officeooo:rsid="0007ee47" officeooo:paragraph-rsid="00342936"/>
    </style:style>
    <style:style style:name="P26" style:family="paragraph" style:parent-style-name="Heading_20_1">
      <style:text-properties officeooo:rsid="00342936" officeooo:paragraph-rsid="00342936"/>
    </style:style>
    <style:style style:name="P27" style:family="paragraph" style:parent-style-name="Heading_20_1">
      <style:text-properties officeooo:rsid="002f8145" officeooo:paragraph-rsid="002f8145"/>
    </style:style>
    <style:style style:name="P28" style:family="paragraph" style:parent-style-name="Preformatted_20_Text">
      <style:text-properties officeooo:rsid="002ddb22" officeooo:paragraph-rsid="002ddb22"/>
    </style:style>
    <style:style style:name="P29" style:family="paragraph" style:parent-style-name="Standard">
      <style:text-properties officeooo:rsid="00370441" officeooo:paragraph-rsid="00370441"/>
    </style:style>
    <style:style style:name="P30" style:family="paragraph" style:parent-style-name="Standard">
      <style:text-properties officeooo:rsid="003af4cf"/>
    </style:style>
    <style:style style:name="P31" style:family="paragraph" style:parent-style-name="Standard">
      <style:text-properties officeooo:rsid="003af4cf" officeooo:paragraph-rsid="003af4cf"/>
    </style:style>
    <style:style style:name="P32" style:family="paragraph" style:parent-style-name="Standard">
      <style:text-properties officeooo:rsid="001a7443"/>
    </style:style>
    <style:style style:name="P33" style:family="paragraph" style:parent-style-name="Standard">
      <style:text-properties officeooo:rsid="0006f3f1"/>
    </style:style>
    <style:style style:name="P34" style:family="paragraph" style:parent-style-name="Standard">
      <style:text-properties officeooo:rsid="0007ee47" officeooo:paragraph-rsid="002a5f88"/>
    </style:style>
    <style:style style:name="P35" style:family="paragraph" style:parent-style-name="Standard">
      <style:text-properties officeooo:rsid="002a43f7" officeooo:paragraph-rsid="000130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666f" style:font-weight-asian="bold" style:font-weight-complex="bold"/>
    </style:style>
    <style:style style:name="T3" style:family="text">
      <style:text-properties fo:font-weight="bold" officeooo:rsid="00241aff" style:font-weight-asian="bold" style:font-weight-complex="bold"/>
    </style:style>
    <style:style style:name="T4" style:family="text">
      <style:text-properties fo:font-weight="bold" officeooo:rsid="00265f3a" style:font-weight-asian="bold" style:font-weight-complex="bold"/>
    </style:style>
    <style:style style:name="T5" style:family="text">
      <style:text-properties fo:font-weight="bold" officeooo:rsid="00251a52" style:font-weight-asian="bold" style:font-weight-complex="bold"/>
    </style:style>
    <style:style style:name="T6" style:family="text">
      <style:text-properties fo:font-weight="bold" officeooo:rsid="002a43f7" style:font-weight-asian="bold" style:font-weight-complex="bold"/>
    </style:style>
    <style:style style:name="T7" style:family="text">
      <style:text-properties officeooo:rsid="000a079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342936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35448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8ad10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930c9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3a183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3c5c06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3e04c9" style:font-size-asian="12pt" style:font-weight-asian="normal" style:font-size-complex="12pt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54484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70441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a183f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8ad10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e04c9" style:font-size-asian="12pt" style:font-weight-asian="bold" style:font-size-complex="12pt" style:font-weight-complex="bold"/>
    </style:style>
    <style:style style:name="T22" style:family="text">
      <style:text-properties officeooo:rsid="001f42a6"/>
    </style:style>
    <style:style style:name="T23" style:family="text">
      <style:text-properties officeooo:rsid="0023666f"/>
    </style:style>
    <style:style style:name="T24" style:family="text">
      <style:text-properties officeooo:rsid="00251a52"/>
    </style:style>
    <style:style style:name="T25" style:family="text">
      <style:text-properties officeooo:rsid="00265f3a"/>
    </style:style>
    <style:style style:name="T26" style:family="text">
      <style:text-properties officeooo:rsid="002a43f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a43f7" style:font-style-asian="italic" style:font-style-complex="italic"/>
    </style:style>
    <style:style style:name="T29" style:family="text">
      <style:text-properties fo:font-style="italic" officeooo:rsid="002a5f88" style:font-style-asian="italic" style:font-style-complex="italic"/>
    </style:style>
    <style:style style:name="T30" style:family="text">
      <style:text-properties fo:font-style="italic" officeooo:rsid="002bdd3e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2a43f7" style:font-style-asian="italic" style:font-weight-asian="bold" style:font-style-complex="italic" style:font-weight-complex="bold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normal" officeooo:rsid="002a43f7" style:font-style-asian="normal" style:font-style-complex="normal"/>
    </style:style>
    <style:style style:name="T35" style:family="text">
      <style:text-properties fo:font-style="normal" officeooo:rsid="002a5f88" style:font-style-asian="normal" style:font-style-complex="normal"/>
    </style:style>
    <style:style style:name="T36" style:family="text">
      <style:text-properties fo:font-style="normal" officeooo:rsid="002bdd3e" style:font-style-asian="normal" style:font-style-complex="normal"/>
    </style:style>
    <style:style style:name="T37" style:family="text">
      <style:text-properties fo:font-style="normal" fo:font-weight="bold" officeooo:rsid="002a5f88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bdd3e" style:font-style-asian="normal" style:font-weight-asian="bold" style:font-style-complex="normal" style:font-weight-complex="bold"/>
    </style:style>
    <style:style style:name="T39" style:family="text">
      <style:text-properties officeooo:rsid="002a5f88"/>
    </style:style>
    <style:style style:name="T40" style:family="text">
      <style:text-properties officeooo:rsid="002bdd3e"/>
    </style:style>
    <style:style style:name="T41" style:family="text">
      <style:text-properties officeooo:rsid="002f8145"/>
    </style:style>
    <style:style style:name="T42" style:family="text">
      <style:text-properties officeooo:rsid="0032af45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2f814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PODSTAWY SIECI KOMPUTEROWYCH</text:p>
      <text:p text:style-name="P5"/>
      <text:p text:style-name="P5">SPRAWOZDANIE</text:p>
      <text:p text:style-name="P5"/>
      <text:p text:style-name="P5">z realizacji zadania </text:p>
      <text:p text:style-name="P5"/>
      <text:p text:style-name="P7">Protokół HTTP</text:p>
      <text:p text:style-name="P6"/>
      <text:p text:style-name="P6">Autor: <text:file-name text:display="name-and-extension">posk_HTP_Michal_Karbowanczyk.odt</text:file-name></text:p>
      <text:p text:style-name="P6"/>
      <text:p text:style-name="P6"/>
      <text:p text:style-name="P6"/>
      <text:p text:style-name="P6"/>
      <text:p text:style-name="P6"/>
      <text:p text:style-name="P6"><text:span text:style-name="T25">Adres interfejsu</text:span> występując<text:span text:style-name="T25">y</text:span> w zadaniu: </text:p>
      <text:p text:style-name="P6"/>
      <text:p text:style-name="P6"/>
      <text:p text:style-name="P6"/>
      <text:p text:style-name="P21">UWAGA Zadanie wykorzystuje fakt, że maszyny wirtualne w laboratorium mają skonfigurowany pierwszy interfejs Ethernet w trybie połączonym z interfejsem gospodarza (maszyny fizycznej), w sieci fizycznej jest dostępna usługa automatycznej konfiguracji hostów i przydzielana konfiguracja zapewnia "dostęp do Internetu". Aby móc zrealizować zadanie poza laboratorium, należy spełnić we własnym środowisku te warunki. Pojęcie "interfejs" w zadaniu odnosi się do tegoż pierwszego interfejsu Ethernet maszyny wirtualnej.</text:p>
      <text:p text:style-name="P19">UWAGA Pojęcie „strona testowa” odnosi się do zbioru stron udostępnionych na potrzeby zadania. Odnośniki do tych stron znajdują się na stronie: <text:a xlink:type="simple" xlink:href="http://skl.it.p.lodz.pl/~mak/posk/" text:style-name="Internet_20_link" text:visited-style-name="Visited_20_Internet_20_Link">http://skl.it.p.lodz.pl/~mak/posk/</text:a> .</text:p>
      <text:p text:style-name="P19">UWAGA Przeglądarka Firefox w maszynach wirtualnych używanych w ramach laboratorium została skonfigurowana tak, aby nie zachowywała żadnych danych (historia, cache stron). W celu realizacji niektórych punktów zadania wymagana jest korekta tych ustawień (szczegóły w treści zadania).</text:p>
      <text:p text:style-name="P18"/>
      <text:h text:style-name="Heading_20_1" text:outline-level="1" text:restart-numbering="true" text:start-value="-1"><text:bookmark-start text:name="__RefHeading___Toc294_1120659864"/>Na obu stacjach włącz monitorowanie ruchu na pierwszym interfejsie Ethernet (wireshark) <text:span text:style-name="T23">ograniczając prezentowane wyniki do protokołu HTTP. </text:span><text:span text:style-name="T2">P</text:span><text:span text:style-name="T3">onadto p</text:span><text:span text:style-name="T2">rzedstaw </text:span><text:span text:style-name="T4">(wpisz na stronie tytułowej) </text:span><text:span text:style-name="T2">adres pierwszego interfejsu</text:span>.<text:bookmark-end text:name="__RefHeading___Toc294_1120659864"/></text:h>
      <text:h text:style-name="Heading_20_1" text:outline-level="1"><text:span text:style-name="T24">Otwórz stronę oznaczoną „Punkt 2” za pomocą przeglądarki. </text:span><text:span text:style-name="T5">Zaprezentuj w historii komunikacji wszystkie wygenerowane w ten sposób żądania HTTP</text:span><text:span text:style-name="T24">.</text:span> <text:s/><text:span text:style-name="T26">Następnie </text:span><text:span text:style-name="T6">otwórz ten sam URL za pomocą programu </text:span><text:span text:style-name="T32">curl</text:span><text:span text:style-name="T34">. Sprawdź w historii komunikacji, ile żądań zostało w ten sposób wygenerowanych. Czym różni się działanie klienta HTTP, jakim jest </text:span><text:span text:style-name="T28">curl</text:span><text:span text:style-name="T34">, od działania przeglądarki?</text:span></text:h>
      <text:p text:style-name="P35"/>
      <text:h text:style-name="P22" text:outline-level="1"><text:span text:style-name="T39">Za pomocą przeglądarki otwórz stronę oznaczoną jako „Punkt 3a”. Wypełnij formularz </text:span><text:span text:style-name="T29">używając nieistotnych danych (POD ŻADNYM POZOREM nie podawaj żadnych prawdziwych danych uwierzytelniających)</text:span><text:span text:style-name="T35">. Wyślij formularz. W historii komunikatów odnajdź wygenerowane w ten sposób żądanie i użyj na nim funkcji „</text:span><text:span text:style-name="T29">Follow HTTP Stream</text:span><text:span text:style-name="T35">” lub „</text:span><text:span text:style-name="T29">Follow TCP Stream</text:span><text:span text:style-name="T35">” programu Wireshark, </text:span><text:span text:style-name="T37">w sprawozdaniu zademonstruj jej wynik</text:span><text:span text:style-name="T35">. (menu kontekstowe; UWAGA – wykonanie zmienia filtr prezentowanych pakietów, po realizacji prawdopodobnie będzie potrzebne manualne przywrócenie poprzedniego filtra). W jaki sposób zostały zawarte w żądaniu parametry formularza? Czy pola formularza typu „password” oraz „hidden” (możesz podejrzeć źródło strony z formularzem) gwarantują poufność przesyłanych informacji? </text:span><text:span text:style-name="T37">Eksperyment powtórz dla strony oznaczonej jako „Punkt 3b”</text:span><text:span text:style-name="T35">. Jaka jest różnica między wynikami tych eksperymentów?</text:span></text:h>
      <text:p text:style-name="P34"/>
      <text:h text:style-name="P23" text:outline-level="1"><text:soft-page-break/><text:span text:style-name="T39">Za pomocą przeglądarki otwórz stronę oznaczoną jako „Punkt 4”. Wypełnij i zatwierdź okno logowania </text:span><text:span text:style-name="T29">(POD ŻADNYM POZOREM nie podawaj żadnych prawdziwych, </text:span><text:span text:style-name="T30">własnych</text:span><text:span text:style-name="T29"> danych uwierzytelniających! </text:span><text:span text:style-name="T30">Jeżeli odgadniesz poprawne dane opublikuj je na forum przedmiotu i zgłoś się do prowadzącego po gratulacje</text:span><text:span text:style-name="T29">)</text:span><text:span text:style-name="T35">. W historii komunikatów odnajdź wygenerowane </text:span><text:span text:style-name="T36">po podaniu danych uwierzytelniających żądanie</text:span><text:span text:style-name="T35"> </text:span><text:span text:style-name="T36">i </text:span><text:span text:style-name="T37">zademonstruj </text:span><text:span text:style-name="T38">zawartość żądania oraz co najmniej kod odpowiedzi w sposób analogiczny jak w zadaniu 3</text:span><text:span text:style-name="T35">. </text:span><text:span text:style-name="T36">Czy przesłane dane są zabezpieczone przed ujawnieniem?</text:span></text:h>
      <text:h text:style-name="P24" text:outline-level="1"><text:span text:style-name="T1">Za pomocą programu </text:span><text:span text:style-name="T31">curl</text:span><text:span text:style-name="T1"> zgłoś żądanie HEAD (zob. curl --help) dla URL </text:span><text:a xlink:type="simple" xlink:href="http://www.ics.p.lodz.pl/" text:style-name="Internet_20_link" text:visited-style-name="Visited_20_Internet_20_Link"><text:span text:style-name="T1">http://www.ics.p.lodz.pl</text:span></text:a>. Co oznacza ten kod odpowiedzi? Otwórz ten sam URL za pomocą przeglądarki i <text:span text:style-name="T1">zademonstruj historię komunikatów</text:span> (wystarczy lista pakietów w programie Wireshark, o ile będą na niej widoczne dwa pierwsze żądania i kody odpowiedzi).</text:h>
      <text:p text:style-name="P33"/>
      <text:h text:style-name="P27" text:outline-level="1"><text:span text:style-name="T43">Zmień konfigurację przeglądarki Firefox tak, aby przechowywała ona historię (Preferencje -&gt; Prywatność -&gt; Historia), </text:span><text:span text:style-name="T33">bez tej zmiany nie otrzymasz poprawnych wyników</text:span><text:span text:style-name="T43">. Zaloguj się na platformę Wikamp i używając dodatku przeglądarki Cookie Manager (ikona CM na pasku przeglądarki) </text:span><text:span text:style-name="T1">zaprezentuj parametry ciasteczka, którego wartość identyfikuje Twoją sesję.</text:span><text:span text:style-name="T43"> Następnie usuń to ciasteczko i odśwież stronę platformy Wikamp, </text:span><text:span text:style-name="T1">wynik odświeżenia (wyświetloną stronę) zaprezentuj w sprawozdaniu</text:span><text:span text:style-name="T43">. Jaki jest skutek usunięcia ciasteczka?</text:span></text:h>
      <text:p text:style-name="Standard"/>
      <text:h text:style-name="P26" text:outline-level="1"><text:span text:style-name="T8">Otwórz w przeglądarce witrynę systemu Netlab (</text:span><text:a xlink:type="simple" xlink:href="https://netlab.cti.p.lodz.pl/" text:style-name="Internet_20_link" text:visited-style-name="Visited_20_Internet_20_Link"><text:span text:style-name="T8">https://netlab.cti.p.lodz.pl</text:span></text:a><text:span text:style-name="T8">). </text:span><text:span text:style-name="T16">Zaprezentuj informacje o certyfikacie w taki sposób, aby widoczna była informacja o podmiocie, dla którego został wydany certyfikat.</text:span><text:span text:style-name="T8"> Czy nazwa podmiotu jest tożsama z nazwą witryny? </text:span><text:span text:style-name="T17">Zaprezentuj także ścieżkę zaufania certyfikatu, oraz zaprezentuj listę certyfikatów zaufanych przeglądarki </text:span><text:span text:style-name="T18">(Preferencje -&gt; Zaawansowane) </text:span><text:span text:style-name="T17">w taki sposób, aby wykazać obecność na niej certyfikatu nadrzędnego</text:span><text:span text:style-name="T10"> w <text:s/>ścieżce zaufania.</text:span></text:h>
      <text:p text:style-name="P32"/>
      <text:h text:style-name="P25" text:outline-level="1"><text:span text:style-name="T9">Otwórz fałszywą stron</text:span><text:span text:style-name="T12">ę</text:span><text:span text:style-name="T9"> logowania wskazaną w wykładzie. Następnie spróbuj otworzyć ją ponownie zmieniając protokół na HTTPS. </text:span><text:span text:style-name="T20">Zaprezentuj ekran przeglądarki z komunikatem błędu</text:span><text:span text:style-name="T11">.</text:span><text:span text:style-name="T8"> </text:span><text:span text:style-name="T13">W opcjach zaawansowanych </text:span><text:span text:style-name="T19">zademonstruj, dlaczego przeglądarka nie uznała certyfikatu dla tej witryny za wiarygodny</text:span><text:span text:style-name="T13">. </text:span><text:span text:style-name="T14">Dodaj na trwałe wyjątek </text:span><text:span text:style-name="T15">dla tej witryny (wymaga to włączenia zachowywania historii przez przeglądarkę) i </text:span><text:span text:style-name="T21">wykaż dodanie certyfikatu do listy zaufanych certyfikatów serwerów</text:span><text:span text:style-name="T15">.</text:span></text:h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text:number-lines="true" text:line-number="0" style:writing-mode="page"/>
      <style:text-properties fo:font-size="85%" fo:font-weight="normal" style:font-size-asian="130%" style:font-weight-asian="normal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1:14:59.955880212</meta:creation-date>
    <dc:date>2017-04-12T04:52:53.204354695</dc:date>
    <meta:editing-duration>P1DT2H23M51S</meta:editing-duration>
    <meta:editing-cycles>29</meta:editing-cycles>
    <meta:generator>LibreOffice/5.2.3.3$Linux_X86_64 LibreOffice_project/d54a8868f08a7b39642414cf2c8ef2f228f780cf</meta:generator>
    <meta:document-statistic meta:table-count="0" meta:image-count="0" meta:object-count="0" meta:page-count="3" meta:paragraph-count="17" meta:word-count="641" meta:character-count="4936" meta:non-whitespace-character-count="4316"/>
  </office:meta>
</office:document-meta>
</file>